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3.5402in"/>
    </style:style>
    <style:style style:name="co4" style:family="table-column">
      <style:table-column-properties fo:break-before="auto" style:column-width="1.6634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775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54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4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Perf Quart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olatility M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tock_Cap</text:p>
          </table:table-cell>
          <table:table-cell office:value-type="string" calcext:value-type="string">
            <text:p>weights</text:p>
          </table:table-cell>
          <table:table-cell table:style-name="ce5" office:value-type="string" calcext:value-type="string">
            <text:p>Sta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onsumer Electronics</text:p>
          </table:table-cell>
          <table:table-cell table:style-name="ce1" office:value-type="string" calcext:value-type="string">
            <text:p>9.92%</text:p>
          </table:table-cell>
          <table:table-cell table:style-name="ce1" office:value-type="string" calcext:value-type="string">
            <text:p>-2.37%</text:p>
          </table:table-cell>
          <table:table-cell office:value-type="float" office:value="3.14" calcext:value-type="float">
            <text:p>3.14</text:p>
          </table:table-cell>
          <table:table-cell table:style-name="ce1" office:value-type="string" calcext:value-type="string">
            <text:p>2.08%</text:p>
          </table:table-cell>
          <table:table-cell table:style-name="ce1" office:value-type="string" calcext:value-type="string">
            <text:p>2.18%</text:p>
          </table:table-cell>
          <table:table-cell office:value-type="float" office:value="129.96" calcext:value-type="float">
            <text:p>129.96</text:p>
          </table:table-cell>
          <table:table-cell table:formula="of:=ROUND([.H2]/[.K2];4)" office:value-type="float" office:value="0.0242" calcext:value-type="float">
            <text:p>0.0242</text:p>
          </table:table-cell>
          <table:table-cell table:formula="of:=[.F2]/[.I2]" office:value-type="float" office:value="4.76923076923077" calcext:value-type="float">
            <text:p>4.76923076923077</text:p>
          </table:table-cell>
          <table:table-cell office:value-type="float" office:value="100" calcext:value-type="float">
            <text:p>100</text:p>
          </table:table-cell>
          <table:table-cell table:formula="of:=[.K2]*[.N2]" office:value-type="float" office:value="12996" calcext:value-type="float">
            <text:p>12996</text:p>
          </table:table-cell>
          <table:table-cell table:formula="of:=[.O2]/[.$O$13]*100" office:value-type="float" office:value="23.3681368010574" calcext:value-type="float">
            <text:p>23.36813680105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X</text:p>
          </table:table-cell>
          <table:table-cell office:value-type="string" calcext:value-type="string">
            <text:p>Alteryx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2.58%</text:p>
          </table:table-cell>
          <table:table-cell table:style-name="ce1" office:value-type="string" calcext:value-type="string">
            <text:p>-25.56%</text:p>
          </table:table-cell>
          <table:table-cell office:value-type="float" office:value="3.82" calcext:value-type="float">
            <text:p>3.82</text:p>
          </table:table-cell>
          <table:table-cell table:style-name="ce1" office:value-type="string" calcext:value-type="string">
            <text:p>3.87%</text:p>
          </table:table-cell>
          <table:table-cell table:style-name="ce1" office:value-type="string" calcext:value-type="string">
            <text:p>-14.86%</text:p>
          </table:table-cell>
          <table:table-cell office:value-type="float" office:value="85.58" calcext:value-type="float">
            <text:p>85.58</text:p>
          </table:table-cell>
          <table:table-cell table:formula="of:=ROUND([.H3]/[.K3];4)" office:value-type="float" office:value="0.0446" calcext:value-type="float">
            <text:p>0.0446</text:p>
          </table:table-cell>
          <table:table-cell table:formula="of:=[.F3]/[.I3]" office:value-type="float" office:value="0.666666666666667" calcext:value-type="float">
            <text:p>0.666666666666667</text:p>
          </table:table-cell>
          <table:table-cell office:value-type="float" office:value="21" calcext:value-type="float">
            <text:p>21</text:p>
          </table:table-cell>
          <table:table-cell table:formula="of:=[.K3]*[.N3]" office:value-type="float" office:value="1797.18" calcext:value-type="float">
            <text:p>1797.18</text:p>
          </table:table-cell>
          <table:table-cell table:formula="of:=[.O3]/[.$O$13]*100" office:value-type="float" office:value="3.23151339613146" calcext:value-type="float">
            <text:p>3.231513396131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psiCo, Inc.</text:p>
          </table:table-cell>
          <table:table-cell office:value-type="string" calcext:value-type="string">
            <text:p>Consumer Defensive</text:p>
          </table:table-cell>
          <table:table-cell office:value-type="string" calcext:value-type="string">
            <text:p>Beverages - Non-Alcoholic</text:p>
          </table:table-cell>
          <table:table-cell table:style-name="ce1" office:value-type="string" calcext:value-type="string">
            <text:p>8.54%</text:p>
          </table:table-cell>
          <table:table-cell table:style-name="ce1" office:value-type="string" calcext:value-type="string">
            <text:p>-0.89%</text:p>
          </table:table-cell>
          <table:table-cell office:value-type="float" office:value="2.31" calcext:value-type="float">
            <text:p>2.31</text:p>
          </table:table-cell>
          <table:table-cell table:style-name="ce1" office:value-type="string" calcext:value-type="string">
            <text:p>1.57%</text:p>
          </table:table-cell>
          <table:table-cell table:style-name="ce1" office:value-type="string" calcext:value-type="string">
            <text:p>4.90%</text:p>
          </table:table-cell>
          <table:table-cell office:value-type="float" office:value="142.92" calcext:value-type="float">
            <text:p>142.92</text:p>
          </table:table-cell>
          <table:table-cell table:formula="of:=ROUND([.H4]/[.K4];4)" office:value-type="float" office:value="0.0162" calcext:value-type="float">
            <text:p>0.0162</text:p>
          </table:table-cell>
          <table:table-cell table:formula="of:=[.F4]/[.I4]" office:value-type="float" office:value="5.43949044585987" calcext:value-type="float">
            <text:p>5.43949044585987</text:p>
          </table:table-cell>
          <table:table-cell office:value-type="float" office:value="13" calcext:value-type="float">
            <text:p>13</text:p>
          </table:table-cell>
          <table:table-cell table:formula="of:=[.K4]*[.N4]" office:value-type="float" office:value="1857.96" calcext:value-type="float">
            <text:p>1857.96</text:p>
          </table:table-cell>
          <table:table-cell table:formula="of:=[.O4]/[.$O$13]*100" office:value-type="float" office:value="3.34080205069965" calcext:value-type="float">
            <text:p>3.340802050699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TR</text:p>
          </table:table-cell>
          <table:table-cell office:value-type="string" calcext:value-type="string">
            <text:p>Palantir Technologies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-6.91%</text:p>
          </table:table-cell>
          <table:table-cell office:value-type="float" office:value="1.53" calcext:value-type="float">
            <text:p>1.53</text:p>
          </table:table-cell>
          <table:table-cell table:style-name="ce1" office:value-type="string" calcext:value-type="string">
            <text:p>5.77%</text:p>
          </table:table-cell>
          <table:table-cell table:style-name="ce1" office:value-type="string" calcext:value-type="string">
            <text:p>-14.18%</text:p>
          </table:table-cell>
          <table:table-cell office:value-type="float" office:value="23.48" calcext:value-type="float">
            <text:p>23.48</text:p>
          </table:table-cell>
          <table:table-cell table:formula="of:=ROUND([.H5]/[.K5];4)" office:value-type="float" office:value="0.0652" calcext:value-type="float">
            <text:p>0.0652</text:p>
          </table:table-cell>
          <table:table-cell table:formula="of:=[.F5]/[.I5]" office:value-type="float" office:value="0.292894280762565" calcext:value-type="float">
            <text:p>0.292894280762565</text:p>
          </table:table-cell>
          <table:table-cell office:value-type="float" office:value="200" calcext:value-type="float">
            <text:p>200</text:p>
          </table:table-cell>
          <table:table-cell table:formula="of:=[.K5]*[.N5]" office:value-type="float" office:value="4696" calcext:value-type="float">
            <text:p>4696</text:p>
          </table:table-cell>
          <table:table-cell table:formula="of:=[.O5]/[.$O$13]*100" office:value-type="float" office:value="8.44388815156707" calcext:value-type="float">
            <text:p>8.443888151567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uare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21.42%</text:p>
          </table:table-cell>
          <table:table-cell table:style-name="ce1" office:value-type="string" calcext:value-type="string">
            <text:p>6.69%</text:p>
          </table:table-cell>
          <table:table-cell office:value-type="float" office:value="14.21" calcext:value-type="float">
            <text:p>14.21</text:p>
          </table:table-cell>
          <table:table-cell table:style-name="ce1" office:value-type="string" calcext:value-type="string">
            <text:p>5.55%</text:p>
          </table:table-cell>
          <table:table-cell table:style-name="ce1" office:value-type="string" calcext:value-type="string">
            <text:p>8.45%</text:p>
          </table:table-cell>
          <table:table-cell office:value-type="float" office:value="255.82" calcext:value-type="float">
            <text:p>255.82</text:p>
          </table:table-cell>
          <table:table-cell table:formula="of:=ROUND([.H6]/[.K6];4)" office:value-type="float" office:value="0.0555" calcext:value-type="float">
            <text:p>0.0555</text:p>
          </table:table-cell>
          <table:table-cell table:formula="of:=[.F6]/[.I6]" office:value-type="float" office:value="3.85945945945946" calcext:value-type="float">
            <text:p>3.85945945945946</text:p>
          </table:table-cell>
          <table:table-cell office:value-type="float" office:value="50" calcext:value-type="float">
            <text:p>50</text:p>
          </table:table-cell>
          <table:table-cell table:formula="of:=[.K6]*[.N6]" office:value-type="float" office:value="12791" calcext:value-type="float">
            <text:p>12791</text:p>
          </table:table-cell>
          <table:table-cell table:formula="of:=[.O6]/[.$O$13]*100" office:value-type="float" office:value="22.9995258404375" calcext:value-type="float">
            <text:p>22.9995258404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tlassian Corporation Plc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-2.59%</text:p>
          </table:table-cell>
          <table:table-cell table:style-name="ce1" office:value-type="string" calcext:value-type="string">
            <text:p>-7.16%</text:p>
          </table:table-cell>
          <table:table-cell office:value-type="float" office:value="10.7" calcext:value-type="float">
            <text:p>10.7</text:p>
          </table:table-cell>
          <table:table-cell table:style-name="ce1" office:value-type="string" calcext:value-type="string">
            <text:p>4.11%</text:p>
          </table:table-cell>
          <table:table-cell table:style-name="ce1" office:value-type="string" calcext:value-type="string">
            <text:p>-5.13%</text:p>
          </table:table-cell>
          <table:table-cell office:value-type="float" office:value="220.45" calcext:value-type="float">
            <text:p>220.45</text:p>
          </table:table-cell>
          <table:table-cell table:formula="of:=ROUND([.H7]/[.K7];4)" office:value-type="float" office:value="0.0485" calcext:value-type="float">
            <text:p>0.0485</text:p>
          </table:table-cell>
          <table:table-cell table:formula="of:=[.F7]/[.I7]" office:value-type="float" office:value="-0.630170316301703" calcext:value-type="float">
            <text:p>-0.630170316301703</text:p>
          </table:table-cell>
          <table:table-cell office:value-type="float" office:value="50" calcext:value-type="float">
            <text:p>50</text:p>
          </table:table-cell>
          <table:table-cell table:formula="of:=[.K7]*[.N7]" office:value-type="float" office:value="11022.5" calcext:value-type="float">
            <text:p>11022.5</text:p>
          </table:table-cell>
          <table:table-cell table:formula="of:=[.O7]/[.$O$13]*100" office:value-type="float" office:value="19.8195820167479" calcext:value-type="float">
            <text:p>19.819582016747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Tesla, Inc.</text:p>
          </table:table-cell>
          <table:table-cell office:value-type="string" calcext:value-type="string">
            <text:p>Consumer Cyclical</text:p>
          </table:table-cell>
          <table:table-cell office:value-type="string" calcext:value-type="string">
            <text:p>Auto Manufacturers</text:p>
          </table:table-cell>
          <table:table-cell table:style-name="ce1" office:value-type="string" calcext:value-type="string">
            <text:p>19.18%</text:p>
          </table:table-cell>
          <table:table-cell table:style-name="ce1" office:value-type="string" calcext:value-type="string">
            <text:p>-8.73%</text:p>
          </table:table-cell>
          <table:table-cell office:value-type="float" office:value="41.02" calcext:value-type="float">
            <text:p>41.02</text:p>
          </table:table-cell>
          <table:table-cell table:style-name="ce1" office:value-type="string" calcext:value-type="string">
            <text:p>5.60%</text:p>
          </table:table-cell>
          <table:table-cell table:style-name="ce1" office:value-type="string" calcext:value-type="string">
            <text:p>-5.59%</text:p>
          </table:table-cell>
          <table:table-cell office:value-type="float" office:value="685.19" calcext:value-type="float">
            <text:p>685.19</text:p>
          </table:table-cell>
          <table:table-cell table:formula="of:=ROUND([.H8]/[.K8];4)" office:value-type="float" office:value="0.0599" calcext:value-type="float">
            <text:p>0.0599</text:p>
          </table:table-cell>
          <table:table-cell table:formula="of:=[.F8]/[.I8]" office:value-type="float" office:value="3.425" calcext:value-type="float">
            <text:p>3.425</text:p>
          </table:table-cell>
          <table:table-cell office:value-type="float" office:value="5" calcext:value-type="float">
            <text:p>5</text:p>
          </table:table-cell>
          <table:table-cell table:formula="of:=[.K8]*[.N8]" office:value-type="float" office:value="3425.95" calcext:value-type="float">
            <text:p>3425.95</text:p>
          </table:table-cell>
          <table:table-cell table:formula="of:=[.O8]/[.$O$13]*100" office:value-type="float" office:value="6.16020839285801" calcext:value-type="float">
            <text:p>6.160208392858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 Company Limit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emiconductors</text:p>
          </table:table-cell>
          <table:table-cell table:style-name="ce1" office:value-type="string" calcext:value-type="string">
            <text:p>5.23%</text:p>
          </table:table-cell>
          <table:table-cell table:style-name="ce1" office:value-type="string" calcext:value-type="string">
            <text:p>6.31%</text:p>
          </table:table-cell>
          <table:table-cell office:value-type="float" office:value="4.36" calcext:value-type="float">
            <text:p>4.36</text:p>
          </table:table-cell>
          <table:table-cell table:style-name="ce1" office:value-type="string" calcext:value-type="string">
            <text:p>3.02%</text:p>
          </table:table-cell>
          <table:table-cell table:style-name="ce1" office:value-type="string" calcext:value-type="string">
            <text:p>-0.66%</text:p>
          </table:table-cell>
          <table:table-cell office:value-type="float" office:value="123.08" calcext:value-type="float">
            <text:p>123.08</text:p>
          </table:table-cell>
          <table:table-cell table:formula="of:=ROUND([.H9]/[.K9];4)" office:value-type="float" office:value="0.0354" calcext:value-type="float">
            <text:p>0.0354</text:p>
          </table:table-cell>
          <table:table-cell table:formula="of:=[.F9]/[.I9]" office:value-type="float" office:value="1.7317880794702" calcext:value-type="float">
            <text:p>1.7317880794702</text:p>
          </table:table-cell>
          <table:table-cell office:value-type="float" office:value="20" calcext:value-type="float">
            <text:p>20</text:p>
          </table:table-cell>
          <table:table-cell table:formula="of:=[.K9]*[.N9]" office:value-type="float" office:value="2461.6" calcext:value-type="float">
            <text:p>2461.6</text:p>
          </table:table-cell>
          <table:table-cell table:formula="of:=[.O9]/[.$O$13]*100" office:value-type="float" office:value="4.42620849103439" calcext:value-type="float">
            <text:p>4.426208491034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lack Technologies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3.67%</text:p>
          </table:table-cell>
          <table:table-cell table:style-name="ce1" office:value-type="string" calcext:value-type="string">
            <text:p>-1.21%</text:p>
          </table:table-cell>
          <table:table-cell office:value-type="float" office:value="0.52" calcext:value-type="float">
            <text:p>0.52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0.01%</text:p>
          </table:table-cell>
          <table:table-cell office:value-type="float" office:value="41.69" calcext:value-type="float">
            <text:p>41.69</text:p>
          </table:table-cell>
          <table:table-cell table:formula="of:=ROUND([.H10]/[.K10];4)" office:value-type="float" office:value="0.0125" calcext:value-type="float">
            <text:p>0.0125</text:p>
          </table:table-cell>
          <table:table-cell table:formula="of:=[.F10]/[.I10]" office:value-type="float" office:value="3.49523809523809" calcext:value-type="float">
            <text:p>3.49523809523809</text:p>
          </table:table-cell>
          <table:table-cell office:value-type="float" office:value="30" calcext:value-type="float">
            <text:p>30</text:p>
          </table:table-cell>
          <table:table-cell table:formula="of:=[.K10]*[.N10]" office:value-type="float" office:value="1250.7" calcext:value-type="float">
            <text:p>1250.7</text:p>
          </table:table-cell>
          <table:table-cell table:formula="of:=[.O10]/[.$O$13]*100" office:value-type="float" office:value="2.24888648023103" calcext:value-type="float">
            <text:p>2.248886480231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oom Video Communications,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Telecom Services</text:p>
          </table:table-cell>
          <table:table-cell table:style-name="ce1" office:value-type="string" calcext:value-type="string">
            <text:p>3.91%</text:p>
          </table:table-cell>
          <table:table-cell table:style-name="ce1" office:value-type="string" calcext:value-type="string">
            <text:p>-10.46%</text:p>
          </table:table-cell>
          <table:table-cell office:value-type="float" office:value="20.02" calcext:value-type="float">
            <text:p>20.02</text:p>
          </table:table-cell>
          <table:table-cell table:style-name="ce1" office:value-type="string" calcext:value-type="string">
            <text:p>4.85%</text:p>
          </table:table-cell>
          <table:table-cell table:style-name="ce1" office:value-type="string" calcext:value-type="string">
            <text:p>-9.10%</text:p>
          </table:table-cell>
          <table:table-cell office:value-type="float" office:value="331.53" calcext:value-type="float">
            <text:p>331.53</text:p>
          </table:table-cell>
          <table:table-cell table:formula="of:=ROUND([.H11]/[.K11];4)" office:value-type="float" office:value="0.0604" calcext:value-type="float">
            <text:p>0.0604</text:p>
          </table:table-cell>
          <table:table-cell table:formula="of:=[.F11]/[.I11]" office:value-type="float" office:value="0.806185567010309" calcext:value-type="float">
            <text:p>0.806185567010309</text:p>
          </table:table-cell>
          <table:table-cell office:value-type="float" office:value="10" calcext:value-type="float">
            <text:p>10</text:p>
          </table:table-cell>
          <table:table-cell table:formula="of:=[.K11]*[.N11]" office:value-type="float" office:value="3315.3" calcext:value-type="float">
            <text:p>3315.3</text:p>
          </table:table-cell>
          <table:table-cell table:formula="of:=[.O11]/[.$O$13]*100" office:value-type="float" office:value="5.96124837923559" calcext:value-type="float">
            <text:p>5.9612483792355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Port Cap</text:p>
          </table:table-cell>
          <table:table-cell table:formula="of:=SUM([.O2:.O11])" office:value-type="float" office:value="55614.19" calcext:value-type="float">
            <text:p>55614.19</text:p>
          </table:table-cell>
          <table:table-cell table:formula="of:=[.O13]/[.$O$13]*1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erf Month</text:p>
          </table:table-cell>
          <table:table-cell table:formula="of:=([.F2]*[.$P$2]+[.F3]*[.$P$3]+[.F4]*[.$P$4]+[.F5]*[.$P$5]+[.F6]*[.$P$6]+[.F7]*[.$P$7]+[.F8]*[.$P$8]+[.F9]*[.$P$9]+[.F10]*[.$P$10]+[.F11]*[.$P$11])/100" office:value-type="float" office:value="0.0897130730124812" calcext:value-type="float">
            <text:p>0.08971307301248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Perf Quart</text:p>
          </table:table-cell>
          <table:table-cell table:formula="of:=([.G2]*[.$P$2]+[.G3]*[.$P$3]+[.G4]*[.$P$4]+[.G5]*[.$P$5]+[.G6]*[.$P$6]+[.G7]*[.$P$7]+[.G8]*[.$P$8]+[.G9]*[.$P$9]+[.G10]*[.$P$10]+[.G11]*[.$P$11])/100" office:value-type="float" office:value="-0.0278266981322573" calcext:value-type="float">
            <text:p>-0.02782669813225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SMA50</text:p>
          </table:table-cell>
          <table:table-cell table:formula="of:=[.J2]*[.P2]+[.J3]*[.P3]+[.J4]*[.P4]+[.J5]*[.P5]+[.J6]*[.P6]+[.J7]*[.P7]+[.J8]*[.P8]+[.J9]*[.P9]+[.J10]*[.P10]+[.J11]*[.P11]" office:value-type="float" office:value="-0.993523510816214" calcext:value-type="float">
            <text:p>-0.99352351081621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Volatility M</text:p>
          </table:table-cell>
          <table:table-cell table:formula="of:=[.I2]*[.P2]+[.I3]*[.P3]+[.I4]*[.P4]+[.I5]*[.P5]+[.I6]*[.P6]+[.I7]*[.P7]+[.I8]*[.P8]+[.I9]*[.P9]+[.I10]*[.P10]+[.I11]*[.P11]" office:value-type="float" office:value="4.03321527833094" calcext:value-type="float">
            <text:p>4.0332152783309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Sharpe</text:p>
          </table:table-cell>
          <table:table-cell table:formula="of:=AVERAGE([.P18:.Q18])" office:value-type="float" office:value="2.11660691245453" calcext:value-type="float">
            <text:p>2.11660691245453</text:p>
          </table:table-cell>
          <table:table-cell table:formula="of:=[.O14]/[.O17]*100" office:value-type="float" office:value="2.22435617296399" calcext:value-type="float">
            <text:p>2.22435617296399</text:p>
          </table:table-cell>
          <table:table-cell table:formula="of:=[.O14]/[.O19]*100" office:value-type="float" office:value="2.00885765194506" calcext:value-type="float">
            <text:p>2.008857651945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ATR</text:p>
          </table:table-cell>
          <table:table-cell table:formula="of:=[.L2]*[.P2]+[.L3]*[.P3]+[.L4]*[.P4]+[.L5]*[.P5]+[.L6]*[.P6]+[.L7]*[.P7]+[.L8]*[.P8]+[.L9]*[.P9]+[.L10]*[.P10]+[.L11]*[.P11]" office:value-type="float" office:value="4.46587506713664" calcext:value-type="float">
            <text:p>4.46587506713664</text:p>
          </table:table-cell>
          <table:table-cell table:number-columns-repeated="2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sharpe/sharpe</text:p>
          </table:table-cell>
          <table:table-cell office:value-type="string" calcext:value-type="string">
            <text:p>vol/vo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WI</text:p>
          </table:table-cell>
          <table:table-cell office:value-type="string" calcext:value-type="string">
            <text:p>iShares MSCI ACWI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5.48%</text:p>
          </table:table-cell>
          <table:table-cell table:style-name="ce1" office:value-type="string" calcext:value-type="string">
            <text:p>6.63%</text:p>
          </table:table-cell>
          <table:table-cell office:value-type="float" office:value="1.12" calcext:value-type="float">
            <text:p>1.12</text:p>
          </table:table-cell>
          <table:table-cell table:style-name="ce2" office:value-type="string" calcext:value-type="string">
            <text:p>0.93%</text:p>
          </table:table-cell>
          <table:table-cell table:style-name="ce1" office:value-type="string" calcext:value-type="string">
            <text:p>3.44%</text:p>
          </table:table-cell>
          <table:table-cell office:value-type="float" office:value="97.8" calcext:value-type="float">
            <text:p>97.8</text:p>
          </table:table-cell>
          <table:table-cell table:formula="of:=ROUND([.H29]/[.K29];4)*100" office:value-type="float" office:value="1.15" calcext:value-type="float">
            <text:p>1.15</text:p>
          </table:table-cell>
          <table:table-cell table:formula="of:=[.F29]/[.I29]" office:value-type="float" office:value="5.89247311827957" calcext:value-type="float">
            <text:p>5.89247311827957</text:p>
          </table:table-cell>
          <table:table-cell/>
          <table:table-cell table:formula="of:=[.$O$18]/[.M29]*100" office:value-type="float" office:value="35.9205187697575" calcext:value-type="float">
            <text:p>35.9205187697575</text:p>
          </table:table-cell>
          <table:table-cell table:formula="of:=[.$O$19]/[.L29]" office:value-type="float" office:value="3.88336962359708" calcext:value-type="float">
            <text:p>3.88336962359708</text:p>
          </table:table-cell>
          <table:table-cell table:formula="of:=[.L29]/[.$O$19]*100" office:value-type="float" office:value="25.7508323164387" calcext:value-type="float">
            <text:p>25.7508323164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KW</text:p>
          </table:table-cell>
          <table:table-cell office:value-type="string" calcext:value-type="string">
            <text:p>ARK Next Generation Internet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8.88%</text:p>
          </table:table-cell>
          <table:table-cell table:style-name="ce1" office:value-type="string" calcext:value-type="string">
            <text:p>0.62%</text:p>
          </table:table-cell>
          <table:table-cell office:value-type="float" office:value="6.78" calcext:value-type="float">
            <text:p>6.78</text:p>
          </table:table-cell>
          <table:table-cell table:style-name="ce1" office:value-type="string" calcext:value-type="string">
            <text:p>3.82%</text:p>
          </table:table-cell>
          <table:table-cell table:style-name="ce1" office:value-type="string" calcext:value-type="string">
            <text:p>-4.28%</text:p>
          </table:table-cell>
          <table:table-cell office:value-type="float" office:value="154.65" calcext:value-type="float">
            <text:p>154.65</text:p>
          </table:table-cell>
          <table:table-cell table:formula="of:=ROUND([.H30]/[.K30];4)*100" office:value-type="float" office:value="4.38" calcext:value-type="float">
            <text:p>4.38</text:p>
          </table:table-cell>
          <table:table-cell table:formula="of:=[.F30]/[.I30]" office:value-type="float" office:value="2.32460732984293" calcext:value-type="float">
            <text:p>2.32460732984293</text:p>
          </table:table-cell>
          <table:table-cell/>
          <table:table-cell table:formula="of:=[.$O$18]/[.M30]*100" office:value-type="float" office:value="91.0522342970303" calcext:value-type="float">
            <text:p>91.0522342970303</text:p>
          </table:table-cell>
          <table:table-cell table:formula="of:=[.$O$19]/[.L30]" office:value-type="float" office:value="1.01960617971156" calcext:value-type="float">
            <text:p>1.01960617971156</text:p>
          </table:table-cell>
          <table:table-cell table:formula="of:=[.L30]/[.$O$19]*100" office:value-type="float" office:value="98.0770830834795" calcext:value-type="float">
            <text:p>98.0770830834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Invesco QQQ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10.56%</text:p>
          </table:table-cell>
          <table:table-cell table:style-name="ce1" office:value-type="string" calcext:value-type="string">
            <text:p>6.34%</text:p>
          </table:table-cell>
          <table:table-cell office:value-type="float" office:value="6.63" calcext:value-type="float">
            <text:p>6.63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4.17%</text:p>
          </table:table-cell>
          <table:table-cell office:value-type="float" office:value="334.8" calcext:value-type="float">
            <text:p>334.8</text:p>
          </table:table-cell>
          <table:table-cell table:formula="of:=ROUND([.H31]/[.K31];4)*100" office:value-type="float" office:value="1.98" calcext:value-type="float">
            <text:p>1.98</text:p>
          </table:table-cell>
          <table:table-cell table:formula="of:=[.F31]/[.I31]" office:value-type="float" office:value="6.24852071005917" calcext:value-type="float">
            <text:p>6.24852071005917</text:p>
          </table:table-cell>
          <table:table-cell/>
          <table:table-cell table:formula="of:=[.$O$18]/[.M31]*100" office:value-type="float" office:value="33.8737280496984" calcext:value-type="float">
            <text:p>33.8737280496984</text:p>
          </table:table-cell>
          <table:table-cell table:formula="of:=[.$O$19]/[.L31]" office:value-type="float" office:value="2.25549245814982" calcext:value-type="float">
            <text:p>2.25549245814982</text:p>
          </table:table-cell>
          <table:table-cell table:formula="of:=[.L31]/[.$O$19]*100" office:value-type="float" office:value="44.336215640477" calcext:value-type="float">
            <text:p>44.336215640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PDR S&amp;P 500 ETF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6.52%</text:p>
          </table:table-cell>
          <table:table-cell table:style-name="ce1" office:value-type="string" calcext:value-type="string">
            <text:p>9.50%</text:p>
          </table:table-cell>
          <table:table-cell office:value-type="float" office:value="5.04" calcext:value-type="float">
            <text:p>5.04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4.85%</text:p>
          </table:table-cell>
          <table:table-cell office:value-type="float" office:value="408.15" calcext:value-type="float">
            <text:p>408.15</text:p>
          </table:table-cell>
          <table:table-cell table:formula="of:=ROUND([.H32]/[.K32];4)*100" office:value-type="float" office:value="1.23" calcext:value-type="float">
            <text:p>1.23</text:p>
          </table:table-cell>
          <table:table-cell table:formula="of:=[.F32]/[.I32]" office:value-type="float" office:value="6.20952380952381" calcext:value-type="float">
            <text:p>6.20952380952381</text:p>
          </table:table-cell>
          <table:table-cell office:value-type="float" office:value="0.6" calcext:value-type="float">
            <text:p>0.6</text:p>
          </table:table-cell>
          <table:table-cell table:formula="of:=[.$O$18]/[.M32]*100" office:value-type="float" office:value="34.0864610134548" calcext:value-type="float">
            <text:p>34.0864610134548</text:p>
          </table:table-cell>
          <table:table-cell table:formula="of:=[.$O$19]/[.L32]" office:value-type="float" office:value="3.63079273750947" calcext:value-type="float">
            <text:p>3.63079273750947</text:p>
          </table:table-cell>
          <table:table-cell table:formula="of:=[.L32]/[.$O$19]*100" office:value-type="float" office:value="27.5421945645388" calcext:value-type="float">
            <text:p>27.5421945645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T</text:p>
          </table:table-cell>
          <table:table-cell office:value-type="string" calcext:value-type="string">
            <text:p>iShares 20+ Year Treasury Bond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-0.69%</text:p>
          </table:table-cell>
          <table:table-cell table:style-name="ce1" office:value-type="string" calcext:value-type="string">
            <text:p>-12.46%</text:p>
          </table:table-cell>
          <table:table-cell office:value-type="float" office:value="1.64" calcext:value-type="float">
            <text:p>1.64</text:p>
          </table:table-cell>
          <table:table-cell table:style-name="ce1" office:value-type="string" calcext:value-type="string">
            <text:p>0.88%</text:p>
          </table:table-cell>
          <table:table-cell table:style-name="ce1" office:value-type="string" calcext:value-type="string">
            <text:p>-3.08%</text:p>
          </table:table-cell>
          <table:table-cell office:value-type="float" office:value="137.66" calcext:value-type="float">
            <text:p>137.66</text:p>
          </table:table-cell>
          <table:table-cell table:formula="of:=ROUND([.H33]/[.K33];4)*100" office:value-type="float" office:value="1.19" calcext:value-type="float">
            <text:p>1.19</text:p>
          </table:table-cell>
          <table:table-cell table:formula="of:=[.F33]/[.I33]" office:value-type="float" office:value="-0.784090909090909" calcext:value-type="float">
            <text:p>-0.784090909090909</text:p>
          </table:table-cell>
          <table:table-cell office:value-type="float" office:value="0.4" calcext:value-type="float">
            <text:p>0.4</text:p>
          </table:table-cell>
          <table:table-cell table:formula="of:=[.$O$18]/[.M33]*100" office:value-type="float" office:value="-269.944069994201" calcext:value-type="float">
            <text:p>-269.944069994201</text:p>
          </table:table-cell>
          <table:table-cell table:formula="of:=[.$O$19]/[.L33]" office:value-type="float" office:value="3.75283619087113" calcext:value-type="float">
            <text:p>3.75283619087113</text:p>
          </table:table-cell>
          <table:table-cell table:formula="of:=[.L33]/[.$O$19]*100" office:value-type="float" office:value="26.6465134404887" calcext:value-type="float">
            <text:p>26.6465134404887</text:p>
          </table:table-cell>
        </table:table-row>
        <table:table-row table:style-name="ro1">
          <table:table-cell/>
          <table:table-cell office:value-type="string" calcext:value-type="string">
            <text:p>SPY/TLT</text:p>
          </table:table-cell>
          <table:table-cell table:number-columns-repeated="3"/>
          <table:table-cell table:formula="of:=[.F32]*[.N32]+[.F33]*[.N33]" office:value-type="float" office:value="0.03636" calcext:value-type="float">
            <text:p>0.03636</text:p>
          </table:table-cell>
          <table:table-cell table:number-columns-repeated="2"/>
          <table:table-cell table:formula="of:=[.I32]*[.N32]+[.I33]*[.N33]" office:value-type="float" office:value="0.00982" calcext:value-type="float">
            <text:p>0.00982</text:p>
          </table:table-cell>
          <table:table-cell table:number-columns-repeated="3"/>
          <table:table-cell table:formula="of:=[.F34]/[.I34]" office:value-type="float" office:value="3.70264765784114" calcext:value-type="float">
            <text:p>3.70264765784114</text:p>
          </table:table-cell>
          <table:table-cell/>
          <table:table-cell table:formula="of:=[.$O$18]/[.M34]*100" office:value-type="float" office:value="57.1646861394485" calcext:value-type="float">
            <text:p>57.164686139448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8"/>
        </table:table-row>
        <table:table-row table:style-name="ro1">
          <table:table-cell table:number-columns-repeated="8"/>
          <table:table-cell table:style-name="ce3"/>
          <table:table-cell table:number-columns-repeated="5"/>
          <table:table-cell table:formula="of:=[.$M$31]/[.M32]*100" office:value-type="float" office:value="100.628017569971" calcext:value-type="float">
            <text:p>100.62801756997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5"/>
          <table:table-cell table:formula="of:=[.$M$30]/[.M31]*100" office:value-type="float" office:value="37.2025226082818" calcext:value-type="float">
            <text:p>37.202522608281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21:09:09.237729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8T21:34:37.388041702</dc:date>
    <meta:editing-duration>PT5M15S</meta:editing-duration>
    <meta:editing-cycles>2</meta:editing-cycles>
    <meta:generator>LibreOffice/6.4.6.2$Linux_X86_64 LibreOffice_project/40$Build-2</meta:generator>
    <meta:document-statistic meta:table-count="1" meta:cell-count="285" meta:object-count="0"/>
  </office:meta>
</office:document-meta>
</file>